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4.8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7.2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9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2.2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7.5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13.4cm"/>
    </style:style>
    <style:style style:name="gr7" style:family="graphic" style:parent-style-name="standard">
      <style:graphic-properties draw:textarea-horizontal-align="justify" draw:textarea-vertical-align="middle" draw:auto-grow-height="false" fo:min-height="0.74cm" fo:min-width="3.39cm"/>
    </style:style>
    <style:style style:name="gr8" style:family="graphic" style:parent-style-name="standard">
      <style:graphic-properties draw:textarea-horizontal-align="justify" draw:textarea-vertical-align="middle" draw:auto-grow-height="false" fo:min-height="0.741cm" fo:min-width="3.459cm"/>
    </style:style>
    <style:style style:name="gr9" style:family="graphic" style:parent-style-name="standard">
      <style:graphic-properties draw:textarea-horizontal-align="justify" draw:textarea-vertical-align="middle" draw:auto-grow-height="false" fo:min-height="1.26cm" fo:min-width="4.972cm"/>
    </style:style>
    <style:style style:name="gr10" style:family="graphic" style:parent-style-name="standard">
      <style:graphic-properties draw:textarea-horizontal-align="justify" draw:textarea-vertical-align="middle" draw:auto-grow-height="false" fo:min-height="1.26cm" fo:min-width="4.971cm"/>
    </style:style>
    <style:style style:name="gr11" style:family="graphic" style:parent-style-name="standard">
      <style:graphic-properties draw:textarea-horizontal-align="justify" draw:textarea-vertical-align="middle" draw:auto-grow-height="false" fo:min-height="1.1cm" fo:min-width="5.5cm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05cm" fo:min-width="2.8cm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85cm" fo:min-width="0.8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5.3cm" svg:height="1.3cm" svg:x="7.7cm" svg:y="3.1cm">
          <text:p text:style-name="P1">Declarar i,j,h,k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7cm" svg:height="1.4cm" svg:x="6.5cm" svg:y="5.3cm">
          <text:p text:style-name="P1">Obtener el archivo HIS3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9.5cm" svg:height="1.4cm" svg:x="5.6cm" svg:y="7.6cm">
          <text:p text:style-name="P1">Rellenar de 0 todo el arreglo H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2.7cm" svg:height="1.2cm" svg:x="9cm" svg:y="22.4cm">
          <text:p text:style-name="P1">H[j]++;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8cm" svg:height="1.5cm" svg:x="6.3cm" svg:y="25.7cm">
          <text:p text:style-name="P1">Imprimir todo el arreglo H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13.9cm" svg:height="1.4cm" svg:x="3.4cm" svg:y="13cm">
          <text:p text:style-name="P1">Escanear un numero del archivo y guardar en k</text:p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5.5cm" svg:height="1.4cm" svg:x="7.6cm" svg:y="0.9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" draw:id="id11" draw:layer="layout" svg:width="5.599cm" svg:height="1.401cm" svg:x="7.501cm" svg:y="27.9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" draw:id="id5" draw:layer="layout" svg:width="8.7cm" svg:height="2.4cm" svg:x="6cm" svg:y="9.8cm">
          <text:p text:style-name="P1">Desde i = 0</text:p>
          <text:p text:style-name="P1">Hasta i &lt; 500</text:p>
          <text:p text:style-name="P1">Incremento i++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" xml:id="id7" draw:id="id7" draw:layer="layout" svg:width="8.699cm" svg:height="2.4cm" svg:x="6.001cm" svg:y="15.301cm">
          <text:p text:style-name="P1">Desde j = 0</text:p>
          <text:p text:style-name="P1">Hasta j &lt; 54</text:p>
          <text:p text:style-name="P1">Incremento j++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xml:id="id8" draw:id="id8" draw:layer="layout" svg:width="12cm" svg:height="2.7cm" svg:x="4.362cm" svg:y="18.62cm">
          <text:p text:style-name="P1">-0.25+j*0.01&lt;k &amp;&amp; -0.24+j*0.01&gt;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2" draw:layer="layout" svg:x1="10.35cm" svg:y1="2.3cm" svg:x2="10.35cm" svg:y2="3.1cm" draw:start-shape="id1" draw:start-glue-point="8" draw:end-shape="id2" draw:end-glue-point="0" svg:d="M10350 2300v800" svg:viewBox="0 0 1 801">
          <text:p/>
        </draw:connector>
        <draw:connector draw:style-name="gr12" draw:text-style-name="P2" draw:layer="layout" svg:x1="10.35cm" svg:y1="4.4cm" svg:x2="10.35cm" svg:y2="5.3cm" draw:start-shape="id2" draw:start-glue-point="2" draw:end-shape="id3" draw:end-glue-point="0" svg:d="M10350 4400v900" svg:viewBox="0 0 1 901">
          <text:p/>
        </draw:connector>
        <draw:connector draw:style-name="gr12" draw:text-style-name="P2" draw:layer="layout" svg:x1="10.35cm" svg:y1="6.7cm" svg:x2="10.35cm" svg:y2="7.6cm" draw:start-shape="id3" draw:start-glue-point="2" draw:end-shape="id4" draw:end-glue-point="0" svg:d="M10350 6700v900" svg:viewBox="0 0 1 901">
          <text:p/>
        </draw:connector>
        <draw:connector draw:style-name="gr12" draw:text-style-name="P2" draw:layer="layout" svg:x1="10.35cm" svg:y1="9cm" svg:x2="10.35cm" svg:y2="9.8cm" draw:start-shape="id4" draw:start-glue-point="2" draw:end-shape="id5" draw:end-glue-point="4" svg:d="M10350 9000v800" svg:viewBox="0 0 1 801">
          <text:p/>
        </draw:connector>
        <draw:connector draw:style-name="gr12" draw:text-style-name="P2" draw:layer="layout" svg:x1="10.35cm" svg:y1="12.2cm" svg:x2="10.35cm" svg:y2="13cm" draw:start-shape="id5" draw:start-glue-point="6" draw:end-shape="id6" draw:end-glue-point="0" svg:d="M10350 12200v800" svg:viewBox="0 0 1 801">
          <text:p/>
        </draw:connector>
        <draw:connector draw:style-name="gr12" draw:text-style-name="P2" draw:layer="layout" svg:x1="10.35cm" svg:y1="14.4cm" svg:x2="10.351cm" svg:y2="15.301cm" draw:start-shape="id6" draw:start-glue-point="2" draw:end-shape="id7" draw:end-glue-point="4" svg:d="M10350 14400v451h1v450" svg:viewBox="0 0 2 902">
          <text:p/>
        </draw:connector>
        <draw:connector draw:style-name="gr12" draw:text-style-name="P2" draw:layer="layout" svg:x1="10.351cm" svg:y1="17.701cm" svg:x2="10.362cm" svg:y2="18.62cm" draw:start-shape="id7" draw:start-glue-point="6" draw:end-shape="id8" draw:end-glue-point="4" svg:d="M10351 17701v460h11v459" svg:viewBox="0 0 12 920">
          <text:p/>
        </draw:connector>
        <draw:connector draw:style-name="gr12" draw:text-style-name="P2" draw:layer="layout" svg:x1="16.362cm" svg:y1="19.97cm" svg:x2="10.35cm" svg:y2="22.4cm" draw:start-shape="id8" draw:start-glue-point="7" draw:end-shape="id9" draw:end-glue-point="0" svg:d="M16362 19970h502v1891h-6514v539" svg:viewBox="0 0 6515 2431">
          <text:p/>
        </draw:connector>
        <draw:connector draw:style-name="gr12" draw:text-style-name="P2" draw:layer="layout" draw:line-skew="0cm -1.699cm" svg:x1="10.35cm" svg:y1="23.6cm" svg:x2="6.001cm" svg:y2="16.501cm" draw:start-shape="id9" draw:start-glue-point="2" draw:end-shape="id7" draw:end-glue-point="5" svg:d="M10350 23600v501h-6550v-7600h2201" svg:viewBox="0 0 6551 7601">
          <text:p/>
        </draw:connector>
        <draw:connector draw:style-name="gr12" draw:text-style-name="P2" draw:layer="layout" draw:line-skew="2.199cm 10.749cm -2.199cm" svg:x1="14.7cm" svg:y1="16.501cm" svg:x2="6cm" svg:y2="11cm" draw:start-shape="id7" draw:start-glue-point="7" draw:end-shape="id5" draw:end-glue-point="5" svg:d="M14700 16501h2700v7999h-14100v-13500h2700" svg:viewBox="0 0 14101 13501">
          <text:p/>
        </draw:connector>
        <draw:connector draw:style-name="gr12" draw:text-style-name="P2" draw:layer="layout" draw:line-skew="2.698cm 5.949cm" svg:x1="14.7cm" svg:y1="11cm" svg:x2="10.3cm" svg:y2="25.7cm" draw:start-shape="id5" draw:start-glue-point="7" draw:end-shape="id10" draw:end-glue-point="0" svg:d="M14700 11000h3200v13900h-7600v800" svg:viewBox="0 0 7601 14701">
          <text:p/>
        </draw:connector>
        <draw:connector draw:style-name="gr12" draw:text-style-name="P2" draw:layer="layout" svg:x1="10.3cm" svg:y1="27.2cm" svg:x2="10.301cm" svg:y2="27.9cm" draw:start-shape="id10" draw:start-glue-point="2" draw:end-shape="id11" draw:end-glue-point="4" svg:d="M10300 27200v350h1v350" svg:viewBox="0 0 2 701">
          <text:p/>
        </draw:connector>
        <draw:custom-shape draw:style-name="gr13" draw:text-style-name="P3" draw:layer="layout" svg:width="3.3cm" svg:height="1.3cm" svg:x="1cm" svg:y="0.9cm">
          <text:p text:style-name="P1">Practica 3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3cm" svg:height="1.1cm" svg:x="15.5cm" svg:y="18.4cm">
          <text:p text:style-name="P1">SI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09T22:03:16.456382846</meta:creation-date>
    <dc:date>2020-03-09T22:42:40.224708033</dc:date>
    <meta:editing-duration>PT7M1S</meta:editing-duration>
    <meta:editing-cycles>1</meta:editing-cycles>
    <meta:document-statistic meta:object-count="25"/>
    <meta:generator>LibreOffice/6.3.3.2.0$Linux_X86_64 LibreOffice_project/30$Build-2</meta:generator>
  </office:meta>
</office:document-meta>
</file>